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ed35" officeooo:paragraph-rsid="0010e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((i=50;i&lt;5000;i+=500));do ping 192.168.17.4 -s $i -c 3;</text:p>
      <text:p text:style-name="P1">awk '/time=/{print $1, substr($7,6)}' 1.dat &gt;2.dat</text:p>
      <text:p text:style-name="P1">gnuplot</text:p>
      <text:p text:style-name="P1">plot "2.dat"</text:p>
      <text:p text:style-name="P1">set grid</text:p>
      <text:p text:style-name="P1">plot "2.dat"</text:p>
      <text:p text:style-name="P1">f(x)=a+b*x</text:p>
      <text:p text:style-name="P1">fit f(x) "2.dat" via a,b</text:p>
      <text:p text:style-name="P1">plot "2.dat", f(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8:37:25.500510470</meta:creation-date>
    <dc:date>2014-11-26T08:40:46.420195468</dc:date>
    <meta:editing-duration>P0D</meta:editing-duration>
    <meta:editing-cycles>1</meta:editing-cycles>
    <meta:document-statistic meta:table-count="0" meta:image-count="0" meta:object-count="0" meta:page-count="1" meta:paragraph-count="9" meta:word-count="30" meta:character-count="200" meta:non-whitespace-character-count="179"/>
    <meta:generator>LibreOffice/4.1.6.2$Linux_X86_64 LibreOffice_project/410m0$Build-2</meta:generator>
  </office:meta>
</office:document-meta>
</file>